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1.2854in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B" style:family="table-column">
      <style:table-column-properties style:column-width="3.3083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B" style:family="table-column">
      <style:table-column-properties style:column-width="3.3083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7*"/>
    </style:style>
    <style:style style:name="Table4.B" style:family="table-column">
      <style:table-column-properties style:column-width="3.3083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7*"/>
    </style:style>
    <style:style style:name="Table4.B" style:family="table-column">
      <style:table-column-properties style:column-width="3.3083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69d5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70a" officeooo:paragraph-rsid="00069d57" style:font-weight-asian="bold" style:font-weight-complex="bold"/>
    </style:style>
    <style:style style:name="P3" style:family="paragraph" style:parent-style-name="Table_20_Contents">
      <style:text-properties fo:font-weight="bold" officeooo:rsid="005e1e0b" officeooo:paragraph-rsid="00069d57" style:font-weight-asian="bold" style:font-weight-complex="bold"/>
    </style:style>
    <style:style style:name="P4" style:family="paragraph" style:parent-style-name="Table_20_Contents">
      <style:text-properties fo:font-weight="bold" officeooo:rsid="00691f84" officeooo:paragraph-rsid="00069d57" style:font-weight-asian="bold" style:font-weight-complex="bold"/>
    </style:style>
    <style:style style:name="P5" style:family="paragraph" style:parent-style-name="Table_20_Contents">
      <style:text-properties fo:font-weight="bold" officeooo:rsid="00672b18" officeooo:paragraph-rsid="00069d5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99087" officeooo:paragraph-rsid="00299087" style:font-weight-asian="bold" style:font-weight-complex="bold"/>
    </style:style>
    <style:style style:name="P7" style:family="paragraph" style:parent-style-name="Table_20_Contents">
      <style:text-properties fo:font-weight="bold" officeooo:rsid="001fbc01" officeooo:paragraph-rsid="001fbc01"/>
    </style:style>
    <style:style style:name="P8" style:family="paragraph" style:parent-style-name="Table_20_Contents">
      <style:text-properties officeooo:rsid="0057297e" officeooo:paragraph-rsid="00069d57"/>
    </style:style>
    <style:style style:name="P9" style:family="paragraph" style:parent-style-name="Table_20_Contents">
      <style:text-properties officeooo:rsid="00586711" officeooo:paragraph-rsid="00069d57"/>
    </style:style>
    <style:style style:name="P10" style:family="paragraph" style:parent-style-name="Table_20_Contents">
      <style:text-properties officeooo:rsid="0058e7ed" officeooo:paragraph-rsid="00069d57"/>
    </style:style>
    <style:style style:name="P11" style:family="paragraph" style:parent-style-name="Table_20_Contents">
      <style:text-properties officeooo:rsid="0064f847" officeooo:paragraph-rsid="00069d57"/>
    </style:style>
    <style:style style:name="P12" style:family="paragraph" style:parent-style-name="Table_20_Contents">
      <style:text-properties officeooo:rsid="0065b323" officeooo:paragraph-rsid="00069d57"/>
    </style:style>
    <style:style style:name="P13" style:family="paragraph" style:parent-style-name="Table_20_Contents">
      <style:text-properties officeooo:rsid="0068b481" officeooo:paragraph-rsid="00069d57"/>
    </style:style>
    <style:style style:name="P14" style:family="paragraph" style:parent-style-name="Table_20_Contents">
      <style:text-properties officeooo:rsid="00691f84" officeooo:paragraph-rsid="00069d57"/>
    </style:style>
    <style:style style:name="P15" style:family="paragraph" style:parent-style-name="Table_20_Contents">
      <style:text-properties officeooo:rsid="004f73ae" officeooo:paragraph-rsid="00069d57"/>
    </style:style>
    <style:style style:name="P16" style:family="paragraph" style:parent-style-name="Table_20_Contents">
      <style:text-properties fo:font-style="italic" officeooo:rsid="004fd735" officeooo:paragraph-rsid="00069d57" style:font-style-asian="italic" style:font-style-complex="italic"/>
    </style:style>
    <style:style style:name="P17" style:family="paragraph" style:parent-style-name="Table_20_Contents">
      <style:text-properties fo:font-style="normal" officeooo:rsid="004f73ae" officeooo:paragraph-rsid="00069d57" style:font-style-asian="normal" style:font-style-complex="normal"/>
    </style:style>
    <style:style style:name="P18" style:family="paragraph" style:parent-style-name="Table_20_Contents">
      <style:text-properties fo:font-style="normal" officeooo:rsid="0058eadc" officeooo:paragraph-rsid="00069d57" style:font-style-asian="normal" style:font-style-complex="normal"/>
    </style:style>
    <style:style style:name="P19" style:family="paragraph" style:parent-style-name="Table_20_Contents">
      <style:text-properties officeooo:rsid="000b43cb" officeooo:paragraph-rsid="000b43cb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4af74" officeooo:paragraph-rsid="0014af74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0d710" officeooo:paragraph-rsid="0010d710" style:font-weight-asian="normal" style:font-weight-complex="normal"/>
    </style:style>
    <style:style style:name="P22" style:family="paragraph" style:parent-style-name="Table_20_Contents">
      <style:text-properties officeooo:rsid="001241c2" officeooo:paragraph-rsid="001241c2"/>
    </style:style>
    <style:style style:name="P23" style:family="paragraph" style:parent-style-name="Table_20_Contents">
      <style:text-properties officeooo:rsid="00137446" officeooo:paragraph-rsid="00137446"/>
    </style:style>
    <style:style style:name="P24" style:family="paragraph" style:parent-style-name="Table_20_Contents">
      <style:text-properties officeooo:rsid="00149aeb" officeooo:paragraph-rsid="00149aeb"/>
    </style:style>
    <style:style style:name="P25" style:family="paragraph" style:parent-style-name="Table_20_Contents">
      <style:text-properties officeooo:rsid="0014af74" officeooo:paragraph-rsid="0014af74"/>
    </style:style>
    <style:style style:name="P26" style:family="paragraph" style:parent-style-name="Table_20_Contents">
      <style:text-properties officeooo:paragraph-rsid="0014af74"/>
    </style:style>
    <style:style style:name="P27" style:family="paragraph" style:parent-style-name="Table_20_Contents">
      <style:text-properties officeooo:paragraph-rsid="001bb515"/>
    </style:style>
    <style:style style:name="P28" style:family="paragraph" style:parent-style-name="Table_20_Contents">
      <style:text-properties officeooo:rsid="001d0131" officeooo:paragraph-rsid="001d0131"/>
    </style:style>
    <style:style style:name="P29" style:family="paragraph" style:parent-style-name="Table_20_Contents">
      <style:text-properties officeooo:rsid="001fbc01" officeooo:paragraph-rsid="001fbc01"/>
    </style:style>
    <style:style style:name="P30" style:family="paragraph" style:parent-style-name="Table_20_Contents">
      <style:text-properties officeooo:rsid="001fff38" officeooo:paragraph-rsid="001fff38"/>
    </style:style>
    <style:style style:name="P31" style:family="paragraph" style:parent-style-name="Table_20_Contents">
      <style:text-properties officeooo:rsid="002040f4" officeooo:paragraph-rsid="002040f4"/>
    </style:style>
    <style:style style:name="P32" style:family="paragraph" style:parent-style-name="Table_20_Contents">
      <style:text-properties officeooo:rsid="002225f7" officeooo:paragraph-rsid="002225f7"/>
    </style:style>
    <style:style style:name="P33" style:family="paragraph" style:parent-style-name="Table_20_Contents">
      <style:text-properties officeooo:rsid="0023bb07" officeooo:paragraph-rsid="0023bb07"/>
    </style:style>
    <style:style style:name="P34" style:family="paragraph" style:parent-style-name="Table_20_Contents">
      <style:text-properties officeooo:rsid="0026353e" officeooo:paragraph-rsid="0026353e"/>
    </style:style>
    <style:style style:name="P35" style:family="paragraph" style:parent-style-name="Table_20_Contents">
      <style:text-properties officeooo:rsid="00270c1b" officeooo:paragraph-rsid="00270c1b"/>
    </style:style>
    <style:style style:name="P36" style:family="paragraph" style:parent-style-name="Table_20_Contents">
      <style:text-properties officeooo:rsid="001bb515" officeooo:paragraph-rsid="001bb515"/>
    </style:style>
    <style:style style:name="P37" style:family="paragraph" style:parent-style-name="Table_20_Contents">
      <style:text-properties officeooo:rsid="00304678" officeooo:paragraph-rsid="00304678"/>
    </style:style>
    <style:style style:name="P38" style:family="paragraph" style:parent-style-name="Table_20_Contents">
      <style:text-properties officeooo:rsid="00350192" officeooo:paragraph-rsid="00350192"/>
    </style:style>
    <style:style style:name="P39" style:family="paragraph" style:parent-style-name="Table_20_Contents">
      <style:text-properties officeooo:rsid="0036cbce" officeooo:paragraph-rsid="0036cbce"/>
    </style:style>
    <style:style style:name="P40" style:family="paragraph" style:parent-style-name="Table_20_Contents">
      <style:text-properties officeooo:rsid="003c7dc3" officeooo:paragraph-rsid="003c7dc3"/>
    </style:style>
    <style:style style:name="P41" style:family="paragraph" style:parent-style-name="Preformatted_20_Text">
      <style:paragraph-properties fo:margin-top="0in" fo:margin-bottom="0.1965in" loext:contextual-spacing="false"/>
    </style:style>
    <style:style style:name="P42" style:family="paragraph" style:parent-style-name="Text_20_body">
      <style:text-properties officeooo:rsid="002856b8" officeooo:paragraph-rsid="002856b8"/>
    </style:style>
    <style:style style:name="P43" style:family="paragraph" style:parent-style-name="Table_20_Contents" style:list-style-name="L1">
      <style:paragraph-properties fo:text-align="start" style:justify-single-word="false"/>
      <style:text-properties fo:font-weight="normal" officeooo:rsid="000b43cb" officeooo:paragraph-rsid="000b43cb" style:font-weight-asian="normal" style:font-weight-complex="normal"/>
    </style:style>
    <style:style style:name="P44" style:family="paragraph" style:parent-style-name="Table_20_Contents" style:list-style-name="L1">
      <style:paragraph-properties fo:text-align="start" style:justify-single-word="false"/>
      <style:text-properties fo:font-weight="normal" officeooo:rsid="000c8da6" officeooo:paragraph-rsid="000c8da6" style:font-weight-asian="normal" style:font-weight-complex="normal"/>
    </style:style>
    <style:style style:name="P45" style:family="paragraph" style:parent-style-name="Table_20_Contents" style:list-style-name="L1">
      <style:paragraph-properties fo:text-align="start" style:justify-single-word="false"/>
      <style:text-properties fo:font-weight="normal" officeooo:rsid="000e0146" officeooo:paragraph-rsid="000e0146" style:font-weight-asian="normal" style:font-weight-complex="normal"/>
    </style:style>
    <style:style style:name="P46" style:family="paragraph" style:parent-style-name="Table_20_Contents" style:list-style-name="L1">
      <style:paragraph-properties fo:text-align="start" style:justify-single-word="false"/>
      <style:text-properties fo:font-weight="normal" officeooo:rsid="001492fd" officeooo:paragraph-rsid="001492fd" style:font-weight-asian="normal" style:font-weight-complex="normal"/>
    </style:style>
    <style:style style:name="P47" style:family="paragraph" style:parent-style-name="Table_20_Contents" style:list-style-name="L1">
      <style:paragraph-properties fo:text-align="start" style:justify-single-word="false"/>
      <style:text-properties fo:font-weight="normal" officeooo:rsid="000fe4c5" officeooo:paragraph-rsid="000fe4c5" style:font-weight-asian="normal" style:font-weight-complex="normal"/>
    </style:style>
    <style:style style:name="P48" style:family="paragraph" style:parent-style-name="Table_20_Contents" style:list-style-name="L1">
      <style:paragraph-properties fo:text-align="start" style:justify-single-word="false"/>
      <style:text-properties fo:font-weight="normal" officeooo:rsid="0010d710" officeooo:paragraph-rsid="0010d710" style:font-weight-asian="normal" style:font-weight-complex="normal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weight="bold" officeooo:rsid="00299087" officeooo:paragraph-rsid="00299087" style:font-weight-asian="bold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weight="bold" officeooo:rsid="002a2645" officeooo:paragraph-rsid="002a2645" style:font-weight-asian="bold" style:font-weight-complex="bold"/>
    </style:style>
    <style:style style:name="P51" style:family="paragraph" style:parent-style-name="Table_20_Contents" style:list-style-name="L5">
      <style:text-properties fo:font-weight="bold" officeooo:rsid="0059e377" officeooo:paragraph-rsid="00069d57" style:font-weight-asian="bold" style:font-weight-complex="bold"/>
    </style:style>
    <style:style style:name="P52" style:family="paragraph" style:parent-style-name="Table_20_Contents" style:list-style-name="L5">
      <style:text-properties fo:font-weight="bold" officeooo:rsid="005e1e0b" officeooo:paragraph-rsid="00069d57" style:font-weight-asian="bold" style:font-weight-complex="bold"/>
    </style:style>
    <style:style style:name="P53" style:family="paragraph" style:parent-style-name="Table_20_Contents" style:list-style-name="L3">
      <style:text-properties officeooo:rsid="0057297e" officeooo:paragraph-rsid="00069d57"/>
    </style:style>
    <style:style style:name="P54" style:family="paragraph" style:parent-style-name="Table_20_Contents" style:list-style-name="L4">
      <style:text-properties officeooo:rsid="00586711" officeooo:paragraph-rsid="00069d57"/>
    </style:style>
    <style:style style:name="P55" style:family="paragraph" style:parent-style-name="Table_20_Contents" style:list-style-name="L5">
      <style:text-properties officeooo:rsid="0058e7ed" officeooo:paragraph-rsid="00069d57"/>
    </style:style>
    <style:style style:name="P56" style:family="paragraph" style:parent-style-name="Table_20_Contents" style:list-style-name="L6">
      <style:text-properties officeooo:rsid="0068b481" officeooo:paragraph-rsid="00069d57"/>
    </style:style>
    <style:style style:name="P57" style:family="paragraph" style:parent-style-name="Table_20_Contents">
      <style:text-properties officeooo:rsid="003dbd6a" officeooo:paragraph-rsid="003dbd6a"/>
    </style:style>
    <style:style style:name="P58" style:family="paragraph" style:parent-style-name="Table_20_Contents">
      <style:text-properties officeooo:rsid="003ed5ef" officeooo:paragraph-rsid="003ed5ef"/>
    </style:style>
    <style:style style:name="P59" style:family="paragraph" style:parent-style-name="Table_20_Contents">
      <style:text-properties officeooo:rsid="003ff237" officeooo:paragraph-rsid="003ff237"/>
    </style:style>
    <style:style style:name="P60" style:family="paragraph" style:parent-style-name="Table_20_Contents">
      <style:text-properties officeooo:rsid="00416f0a" officeooo:paragraph-rsid="00416f0a"/>
    </style:style>
    <style:style style:name="T1" style:family="text">
      <style:text-properties officeooo:rsid="0058a44e"/>
    </style:style>
    <style:style style:name="T2" style:family="text">
      <style:text-properties fo:font-weight="bold" officeooo:rsid="0059e377" style:font-weight-asian="bold" style:font-weight-complex="bold"/>
    </style:style>
    <style:style style:name="T3" style:family="text">
      <style:text-properties officeooo:rsid="005e1e0b"/>
    </style:style>
    <style:style style:name="T4" style:family="text">
      <style:text-properties officeooo:rsid="004fd735"/>
    </style:style>
    <style:style style:name="T5" style:family="text">
      <style:text-properties fo:font-style="italic" officeooo:rsid="004fd735" style:font-style-asian="italic" style:font-style-complex="italic"/>
    </style:style>
    <style:style style:name="T6" style:family="text">
      <style:text-properties officeooo:rsid="0051a1ad"/>
    </style:style>
    <style:style style:name="T7" style:family="text">
      <style:text-properties officeooo:rsid="0058eadc"/>
    </style:style>
    <style:style style:name="T8" style:family="text">
      <style:text-properties officeooo:rsid="00530710"/>
    </style:style>
    <style:style style:name="T9" style:family="text">
      <style:text-properties officeooo:rsid="0011f529"/>
    </style:style>
    <style:style style:name="T10" style:family="text">
      <style:text-properties officeooo:rsid="0014af74"/>
    </style:style>
    <style:style style:name="T11" style:family="text">
      <style:text-properties officeooo:rsid="00174424"/>
    </style:style>
    <style:style style:name="T12" style:family="text">
      <style:text-properties officeooo:rsid="0019192c"/>
    </style:style>
    <style:style style:name="T13" style:family="text">
      <style:text-properties officeooo:rsid="001aa289"/>
    </style:style>
    <style:style style:name="T14" style:family="text">
      <style:text-properties officeooo:rsid="001bb515"/>
    </style:style>
    <style:style style:name="T15" style:family="text">
      <style:text-properties officeooo:rsid="002856b8"/>
    </style:style>
    <style:style style:name="T16" style:family="text">
      <style:text-properties style:text-position="super 58%"/>
    </style:style>
    <style:style style:name="T17" style:family="text">
      <style:text-properties officeooo:rsid="002cac59"/>
    </style:style>
    <style:style style:name="T18" style:family="text">
      <style:text-properties officeooo:rsid="002dc6d7"/>
    </style:style>
    <style:style style:name="T19" style:family="text">
      <style:text-properties officeooo:rsid="002df715"/>
    </style:style>
    <style:style style:name="T20" style:family="text">
      <style:text-properties officeooo:rsid="002fc9a3"/>
    </style:style>
    <style:style style:name="T21" style:family="text">
      <style:text-properties officeooo:rsid="0042fa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row table:style-name="TableLine94379654654048">
          <table:table-cell table:style-name="Table3.A1" office:value-type="string">
            <text:p text:style-name="P2">ANSIBLE</text:p>
          </table:table-cell>
        </table:table-row>
        <table:table-row table:style-name="TableLine94379655945616">
          <table:table-cell table:style-name="Table3.A2" office:value-type="string">
            <text:list xml:id="list2198705987" text:style-name="L1">
              <text:list-item>
                <text:p text:style-name="P43">Install iptables</text:p>
              </text:list-item>
              <text:list-item>
                <text:p text:style-name="P43">check the major distribution version and copy the rpm file as accordingly</text:p>
              </text:list-item>
              <text:list-item>
                <text:p text:style-name="P44">loop practice.</text:p>
              </text:list-item>
              <text:list-item>
                <text:p text:style-name="P45">Check the host of other groups where task hasnt run yet</text:p>
                <text:list>
                  <text:list-item>
                    <text:p text:style-name="P46">maintain the list of host where task has been successful</text:p>
                  </text:list-item>
                </text:list>
              </text:list-item>
              <text:list-item>
                <text:p text:style-name="P47">what if jobdefs not found</text:p>
                <text:list>
                  <text:list-item>
                    <text:p text:style-name="P46">default pool, default fileset, default storage, <text:span text:style-name="T10">default schedule:</text:span></text:p>
                  </text:list-item>
                </text:list>
              </text:list-item>
              <text:list-item>
                <text:p text:style-name="P48">make backup before any changes.<text:span text:style-name="T9">(done)</text:span></text:p>
              </text:list-item>
            </text:list>
            <text:p text:style-name="P21"/>
            <text:p text:style-name="P21"/>
            <text:p text:style-name="P21"/>
            <text:p text:style-name="P6">2<text:span text:style-name="T16">nd</text:span> stage optimization:</text:p>
            <text:list xml:id="list1467156428" text:style-name="L2">
              <text:list-item>
                <text:p text:style-name="P49">check syntax</text:p>
              </text:list-item>
              <text:list-item>
                <text:p text:style-name="P49">optimize on edit_bacula_client.py while running multiple times.</text:p>
              </text:list-item>
              <text:list-item>
                <text:p text:style-name="P50">Optimize of config_generator.py , <text:span text:style-name="T17">not found in jobdefs </text:span><text:span text:style-name="T18">add the clien</text:span><text:span text:style-name="T19">t</text:span><text:span text:style-name="T20">z</text:span><text:span text:style-name="T18"> with defaultjobs.</text:span></text:p>
              </text:list-item>
            </text:list>
            <text:p text:style-name="P20"/>
          </table:table-cell>
        </table:table-row>
        <table:table-row table:style-name="TableLine94379655949152">
          <table:table-cell table:style-name="Table3.A2" office:value-type="string">
            <text:list xml:id="list3295570468" text:style-name="L3">
              <text:list-item>
                <text:p text:style-name="P53">Controller, Master, Ansible Engine</text:p>
              </text:list-item>
              <text:list-item>
                <text:p text:style-name="P53">Control Nodes</text:p>
              </text:list-item>
              <text:list-item>
                <text:p text:style-name="P53">Inventory</text:p>
              </text:list-item>
              <text:list-item>
                <text:p text:style-name="P53">Playbook</text:p>
              </text:list-item>
            </text:list>
            <text:p text:style-name="P8"/>
          </table:table-cell>
        </table:table-row>
        <table:table-row table:style-name="TableLine94379655949632">
          <table:table-cell table:style-name="Table3.A2" office:value-type="string">
            <text:p text:style-name="P8">Installation in Centos:</text:p>
            <text:p text:style-name="P8">- yum install epel-release</text:p>
            <text:p text:style-name="P8">- yum install ansible</text:p>
            <text:p text:style-name="P8"/>
          </table:table-cell>
        </table:table-row>
        <table:table-row table:style-name="TableLine94379655950112">
          <table:table-cell table:style-name="Table3.A2" office:value-type="string">
            <text:p text:style-name="P9">Preconfiguration:</text:p>
            <text:p text:style-name="P9">- python should be installed on all nodes, master and controlled nodes</text:p>
            <text:p text:style-name="P9">- since it works with ssh, following things should be configured:</text:p>
            <text:list xml:id="list173394787" text:style-name="L4">
              <text:list-item>
                <text:p text:style-name="P54">password authentication</text:p>
              </text:list-item>
              <text:list-item>
                <text:p text:style-name="P54">password less authentication: ssh ansible@host_name</text:p>
                <text:list>
                  <text:list-item>
                    <text:p text:style-name="P54">make common ansible user in all host with simialr password with sudo previliges</text:p>
                  </text:list-item>
                  <text:list-item>
                    <text:p text:style-name="P54">edit sudoer files to ensure sudo previliges</text:p>
                  </text:list-item>
                  <text:list-item>
                    <text:p text:style-name="P54">enable password authentication @ ssh_conf file</text:p>
                  </text:list-item>
                  <text:list-item>
                    <text:p text:style-name="P54">generate key @ master and copy it to all other hosts.</text:p>
                  </text:list-item>
                </text:list>
              </text:list-item>
            </text:list>
            <text:p text:style-name="P9"/>
            <text:p text:style-name="P9">-<text:span text:style-name="T1">test connection:</text:span></text:p>
            <text:p text:style-name="P9"/>
            <text:p text:style-name="P9"/>
          </table:table-cell>
        </table:table-row>
        <table:table-row table:style-name="TableLine94379655950832">
          <table:table-cell table:style-name="Table3.A2" office:value-type="string">
            <text:p text:style-name="P10">Config file to install fd client in all managed nodes:</text:p>
            <text:p text:style-name="P10"/>
            <text:list xml:id="list924419251" text:style-name="L5">
              <text:list-item>
                <text:p text:style-name="P55">-<text:span text:style-name="T2">make sure to run the every operation in ansible with ansible user.</text:span></text:p>
              </text:list-item>
              <text:list-item>
                <text:p text:style-name="P51">- <text:span text:style-name="T3">disable host key checking</text:span></text:p>
                <text:list>
                  <text:list-item>
                    <text:p text:style-name="P52">In ansible.cfg: (#host_key_checking = False ) </text:p>
                  </text:list-item>
                </text:list>
              </text:list-item>
            </text:list>
            <text:p text:style-name="P3"/>
            <text:list xml:id="list221344030542098" text:continue-numbering="true" text:style-name="L5">
              <text:list-item>
                <text:p text:style-name="P52"/>
              </text:list-item>
            </text:list>
          </table:table-cell>
        </table:table-row>
        <table:table-row table:style-name="TableLine94379655951472">
          <table:table-cell table:style-name="Table3.A2" office:value-type="string">
            <text:p text:style-name="P11">Dynamic Inventory:</text:p>
            <text:p text:style-name="P11"><text:soft-page-break/></text:p>
            <text:p text:style-name="P11"/>
          </table:table-cell>
        </table:table-row>
        <table:table-row table:style-name="Table3.8">
          <table:table-cell table:style-name="Table3.A2" office:value-type="string">
            <text:p text:style-name="P12">Writing a playbook:</text:p>
            <text:p text:style-name="P12"/>
            <text:list xml:id="list4275098920" text:style-name="L6">
              <text:list-item>
                <text:p text:style-name="P56">check if firewall is running</text:p>
              </text:list-item>
              <text:list-item>
                <text:p text:style-name="P56">check if selinux in enable</text:p>
              </text:list-item>
              <text:list-item>
                <text:p text:style-name="P56">disable or configure as accordingly</text:p>
              </text:list-item>
              <text:list-item>
                <text:p text:style-name="P56">check if bacula-fd is running:</text:p>
              </text:list-item>
              <text:list-item>
                <text:p text:style-name="P56">install if not.</text:p>
              </text:list-item>
            </text:list>
            <text:p text:style-name="P13"/>
            <text:p text:style-name="P4">service_facts, </text:p>
            <text:p text:style-name="P4">package_facts:</text:p>
            <text:p text:style-name="P14"/>
            <text:p text:style-name="P12"/>
            <text:p text:style-name="P12"/>
            <text:p text:style-name="P5">play - &gt; task - &gt; </text:p>
            <text:p text:style-name="P5"/>
            <text:p text:style-name="P12">---</text:p>
            <text:p text:style-name="P12"><text:s/>- hosts:</text:p>
            <text:p text:style-name="P12"><text:s text:c="4"/>tasks:</text:p>
            <text:p text:style-name="P12"><text:s text:c="4"/>-</text:p>
            <text:p text:style-name="P12"><text:s text:c="4"/>- </text:p>
            <text:p text:style-name="P12"/>
            <text:p text:style-name="P12"/>
            <text:p text:style-name="P12"/>
          </table:table-cell>
        </table:table-row>
        <table:table-row table:style-name="TableLine94379655952960">
          <table:table-cell table:style-name="Table3.A2" office:value-type="string">
            <text:p text:style-name="P15">Requested strict key checking: <text:s/><text:span text:style-name="T4">sss key issue. Need to remove the ssh key already entered in </text:span><text:span text:style-name="T5">/home /ansible / .ssh / known_hosts/ , </text:span></text:p>
            <text:p text:style-name="P16">- remove key already entered and add a new key.</text:p>
            <text:p text:style-name="P16"/>
            <text:p text:style-name="P16"/>
            <text:p text:style-name="P17">- <text:span text:style-name="T6">sudo password missing, </text:span><text:span text:style-name="T7">should supply password with envi variable (need to research on this)</text:span></text:p>
            <text:p text:style-name="P18">= edit visudoer file.</text:p>
            <text:p text:style-name="P17"/>
            <text:p text:style-name="P17"/>
            <text:p text:style-name="P17">- <text:span text:style-name="T8">could not access or find the file while copying file. : </text:span><text:span text:style-name="T7">should be made accessible users</text:span></text:p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Line94379655953408">
          <table:table-cell table:style-name="Table3.A2" office:value-type="string">
            <text:p text:style-name="P19">Order of execution:</text:p>
            <text:p text:style-name="P19">- takes one task and run against every hosts.</text:p>
            <text:p text:style-name="P19"/>
          </table:table-cell>
        </table:table-row>
        <table:table-row table:style-name="TableLine94379655954016">
          <table:table-cell table:style-name="Table3.A2" office:value-type="string">
            <text:p text:style-name="P19">Loops</text:p>
            <text:p text:style-name="P19"/>
          </table:table-cell>
        </table:table-row>
        <table:table-row table:style-name="TableLine94379655954704">
          <table:table-cell table:style-name="Table3.A2" office:value-type="string">
            <text:p text:style-name="P19">Conditionals</text:p>
            <text:p text:style-name="P19"/>
          </table:table-cell>
        </table:table-row>
        <table:table-row table:style-name="TableLine94379655955392">
          <table:table-cell table:style-name="Table3.A2" office:value-type="string">
            <text:p text:style-name="P22">ISSUES:</text:p>
            <table:table table:name="Table1" table:style-name="Table1">
              <table:table-column table:style-name="Table1.A"/>
              <table:table-column table:style-name="Table1.B"/>
              <table:table-row table:style-name="TableLine94379654652128">
                <table:table-cell table:style-name="Table1.A1" office:value-type="string">
                  <text:p text:style-name="Table_20_Contents">not a valid attribute ansible</text:p>
                </table:table-cell>
                <table:table-cell table:style-name="Table1.B1" office:value-type="string">
                  <text:p text:style-name="Table_20_Contents"/>
                </table:table-cell>
              </table:table-row>
              <table:table-row table:style-name="TableLine94379655935120">
                <table:table-cell table:style-name="Table1.A2" office:value-type="string">
                  <text:p text:style-name="Table_20_Contents"><text:soft-page-break/>- <text:span text:style-name="T13">failed to connect to host via ssh</text:span></text:p>
                </table:table-cell>
                <table:table-cell table:style-name="Table1.B2" office:value-type="string">
                  <text:p text:style-name="Table_20_Contents">- <text:span text:style-name="T14">Ansible couldnot find <text:s/>ssh user and ssh password during ssh connection.</text:span></text:p>
                  <text:p text:style-name="Table_20_Contents">- <text:span text:style-name="T14">edit hosts file, </text:span></text:p>
                  <text:p text:style-name="P36">added : “ansible_ssh_user” and “ansible_ssh_pass”</text:p>
                  <text:p text:style-name="P27"/>
                </table:table-cell>
              </table:table-row>
              <table:table-row table:style-name="TableLine94379655936512">
                <table:table-cell table:style-name="Table1.A2" office:value-type="string">
                  <text:p text:style-name="P28">-Variable not defined:</text:p>
                </table:table-cell>
                <table:table-cell table:style-name="Table1.B2" office:value-type="string">
                  <text:p text:style-name="Text_20_body">You are using the <text:span text:style-name="Source_20_Text">debug:</text:span> module with the option <text:span text:style-name="Source_20_Text">var:</text:span> and this expects a variable, not a jinja2 template.</text:p>
                  <text:p text:style-name="Text_20_body">So either change it to:</text:p>
                  <text:p text:style-name="Preformatted_20_Text"><text:span text:style-name="Source_20_Text">debug:</text:span></text:p>
                  <text:p text:style-name="P41"><text:span text:style-name="Source_20_Text"><text:s text:c="2"/>var: item.members</text:span></text:p>
                  <text:p text:style-name="Text_20_body">or</text:p>
                  <text:p text:style-name="Preformatted_20_Text"><text:span text:style-name="Source_20_Text">debug:</text:span></text:p>
                  <text:p text:style-name="P41"><text:span text:style-name="Source_20_Text"><text:s text:c="2"/>msg: "{{ item.members }}"</text:span></text:p>
                  <text:p text:style-name="Table_20_Contents"/>
                </table:table-cell>
              </table:table-row>
              <table:table-row table:style-name="TableLine94379655937152">
                <table:table-cell table:style-name="Table1.A2" office:value-type="string">
                  <text:p text:style-name="P34">Password authentication in ansible:</text:p>
                </table:table-cell>
                <table:table-cell table:style-name="Table1.B2" office:value-type="string">
                  <text:p text:style-name="Text_20_body"/>
                </table:table-cell>
              </table:table-row>
              <table:table-row table:style-name="TableLine94379655937952">
                <table:table-cell table:style-name="Table1.A2" office:value-type="string">
                  <text:p text:style-name="P35">Missing sudo password</text:p>
                </table:table-cell>
                <table:table-cell table:style-name="Table1.B2" office:value-type="string">
                  <text:p text:style-name="Text_20_body"><text:s/><text:span text:style-name="T15">Add -K option while executing playbook.</text:span></text:p>
                  <text:p text:style-name="P42">And pass the sudo password of ansible</text:p>
                  <text:p text:style-name="Text_20_body">- <text:span text:style-name="T15">ansible-playbook playbook.yml -K</text:span></text:p>
                  <text:p text:style-name="Text_20_body"/>
                </table:table-cell>
              </table:table-row>
              <table:table-row table:style-name="TableLine94379655938752">
                <table:table-cell table:style-name="Table1.A2" office:value-type="string">
                  <text:p text:style-name="P37"># register in ansible ,</text:p>
                  <text:p text:style-name="P37">understanding its value and accessing individual values.</text:p>
                </table:table-cell>
                <table:table-cell table:style-name="Table1.B2" office:value-type="string">
                  <text:p text:style-name="Text_20_body"/>
                </table:table-cell>
              </table:table-row>
              <table:table-row table:style-name="TableLine94379655939504">
                <table:table-cell table:style-name="Table1.A2" office:value-type="string">
                  <text:p text:style-name="P39">Command not found while running:</text:p>
                  <text:p text:style-name="P39">cmd: iptables -S INPUT | grep 202.79.32.170</text:p>
                </table:table-cell>
                <table:table-cell table:style-name="Table1.B2" office:value-type="string">
                  <text:p text:style-name="Text_20_body"/>
                </table:table-cell>
              </table:table-row>
              <table:table-row table:style-name="TableLine94379655940304">
                <table:table-cell table:style-name="Table1.A2" office:value-type="string">
                  <text:p text:style-name="P40">Shared connection to host closed. Killed by signal 1</text:p>
                </table:table-cell>
                <table:table-cell table:style-name="Table1.B2" office:value-type="string">
                  <text:p text:style-name="Text_20_body"/>
                </table:table-cell>
              </table:table-row>
            </table:table>
            <text:p text:style-name="P22"/>
            <text:p text:style-name="P19"/>
            <text:p text:style-name="P19"/>
            <text:p text:style-name="P19"/>
          </table:table-cell>
        </table:table-row>
        <table:table-row table:style-name="TableLine94379655956080">
          <table:table-cell table:style-name="Table3.A2" office:value-type="string">
            <text:p text:style-name="P23">#ansible_facts</text:p>
            <text:p text:style-name="P23"/>
          </table:table-cell>
        </table:table-row>
        <table:table-row table:style-name="TableLine94379655956768">
          <table:table-cell table:style-name="Table3.A2" office:value-type="string">
            <text:p text:style-name="P23">#package_facts</text:p>
            <text:p text:style-name="P23"/>
          </table:table-cell>
        </table:table-row>
        <table:table-row table:style-name="TableLine94379655957456">
          <table:table-cell table:style-name="Table3.A2" office:value-type="string">
            <text:p text:style-name="P23">#service_facts</text:p>
            <text:p text:style-name="P23"/>
          </table:table-cell>
        </table:table-row>
        <table:table-row table:style-name="TableLine94379655958144">
          <table:table-cell table:style-name="Table3.A2" office:value-type="string">
            <text:p text:style-name="P24">#collections</text:p>
            <text:p text:style-name="P24"/>
          </table:table-cell>
        </table:table-row>
        <text:soft-page-break/>
        <table:table-row table:style-name="TableLine94379655959376">
          <table:table-cell table:style-name="Table3.A2" office:value-type="string">
            <text:p text:style-name="P25">#<text:span text:style-name="T11">spacing and indentation ansible:</text:span></text:p>
            <text:p text:style-name="P26"><text:span text:style-name="T10"><text:s/></text:span>2 spaces for everything. Don’t tab if you haven’t figured that out yet. Just set your tabs to 2 spaces for YAML files.</text:p>
            <text:p text:style-name="P26">- <text:span text:style-name="T12">as yml used the key:value data structure, every every value of key should be two space inward of key. This is the general rule.</text:span></text:p>
            <text:p text:style-name="P26"/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row table:style-name="TableLine94379655961040">
          <table:table-cell table:style-name="Table2.A1" office:value-type="string">
            <text:p text:style-name="P29">FTP</text:p>
            <text:p text:style-name="P29"/>
          </table:table-cell>
        </table:table-row>
        <table:table-row table:style-name="TableLine94379655978752">
          <table:table-cell table:style-name="Table2.A2" office:value-type="string">
            <text:p text:style-name="Table_20_Contents"/>
            <text:p text:style-name="Table_20_Contents"/>
          </table:table-cell>
        </table:table-row>
        <table:table-row table:style-name="TableLine94379655979616">
          <table:table-cell table:style-name="Table2.A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Line94379655963920">
                <table:table-cell table:style-name="Table4.A1" office:value-type="string">
                  <text:p text:style-name="P7">Connection refused:</text:p>
                </table:table-cell>
                <table:table-cell table:style-name="Table4.B1" office:value-type="string">
                  <text:p text:style-name="P30">Make sure that ftp server is running and port 21 is open for host which you are going to access.</text:p>
                  <text:p text:style-name="P30"/>
                </table:table-cell>
              </table:table-row>
              <table:table-row table:style-name="TableLine94379655974592">
                <table:table-cell table:style-name="Table4.A2" office:value-type="string">
                  <text:p text:style-name="P31"># add user in ftp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379655976128">
                <table:table-cell table:style-name="Table4.A2" office:value-type="string">
                  <text:p text:style-name="P32"># bind address already in use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379655976768">
                <table:table-cell table:style-name="Table4.A2" office:value-type="string">
                  <text:p text:style-name="P33">#illegal port command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  <table:table-row table:style-name="TableLine94379655977568">
                <table:table-cell table:style-name="Table4.A2" office:value-type="string">
                  <text:p text:style-name="P38">#critical file transfer error:</text:p>
                </table:table-cell>
                <table:table-cell table:style-name="Table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4379655980096">
          <table:table-cell table:style-name="Table2.A2" office:value-type="string">
            <text:p text:style-name="P59">Variables are created with register command which register the output of play just ran.</text:p>
            <text:p text:style-name="P59">Generally they are accessed with dot in register variable.</text:p>
            <text:p text:style-name="P59">Lets: register: output</text:p>
            <text:p text:style-name="P59">then, <text:s/>output.stdout</text:p>
            <text:p text:style-name="P59">same output could be used as variable as ‘{{ output.stdout }}’ similar in jinja format.</text:p>
            <text:p text:style-name="P57">Roles in ansible:</text:p>
            <text:p text:style-name="P58"/>
            <table:table table:name="Table5" table:style-name="Table5">
              <table:table-column table:style-name="Table5.A"/>
              <table:table-row table:style-name="TableLine94379668054272">
                <table:table-cell table:style-name="Table5.A1" office:value-type="string">
                  <text:p text:style-name="P60">Handlers in ansible:</text:p>
                  <text:p text:style-name="P60"><text:span text:style-name="Emphasis">handlers</text:span> are special tasks that only get executed when triggered via the <text:span text:style-name="Source_20_Text">notify</text:span> directive</text:p>
                  <text:p text:style-name="P60">---</text:p>
                  <text:p text:style-name="P60">- hosts: all</text:p>
                  <text:p text:style-name="P60"><text:s text:c="2"/>become: yes</text:p>
                  <text:p text:style-name="P60"><text:s text:c="2"/>vars:</text:p>
                  <text:p text:style-name="P60"><text:s text:c="4"/>page_title: My Second Landing Page</text:p>
                  <text:p text:style-name="P60"><text:s text:c="4"/>page_description: This is my second landing page description.</text:p>
                  <text:p text:style-name="P60"><text:s text:c="4"/>doc_root: /var/www/mypage</text:p>
                  <text:p text:style-name="P60"/>
                  <text:p text:style-name="P60"><text:s text:c="2"/>tasks:</text:p>
                  <text:p text:style-name="P60"><text:s text:c="4"/>- name: Install Nginx</text:p>
                  <text:p text:style-name="P60"><text:s text:c="6"/>apt:</text:p>
                  <text:p text:style-name="P60"><text:s text:c="8"/>name: nginx</text:p>
                  <text:p text:style-name="P60"><text:s text:c="8"/>state: latest</text:p>
                  <text:p text:style-name="P60"/>
                  <text:p text:style-name="P60"><text:s text:c="4"/>- name: Make sure new doc root exists</text:p>
                  <text:p text:style-name="P60"><text:s text:c="6"/>file:</text:p>
                  <text:p text:style-name="P60"><text:s text:c="8"/>path: "{{ doc_root }}"</text:p>
                  <text:p text:style-name="P60"><text:s text:c="8"/>state: directory</text:p>
                  <text:p text:style-name="P60"><text:s text:c="8"/>mode: '0755'</text:p>
                  <text:p text:style-name="P60"><text:soft-page-break/></text:p>
                  <text:p text:style-name="P60"><text:s text:c="4"/>- name: Apply Page Template</text:p>
                  <text:p text:style-name="P60"><text:s text:c="6"/>template:</text:p>
                  <text:p text:style-name="P60"><text:s text:c="8"/>src: files/landing-page.html.j2</text:p>
                  <text:p text:style-name="P60"><text:s text:c="8"/>dest: "{{ doc_root }}/index.html"</text:p>
                  <text:p text:style-name="P60"/>
                  <text:p text:style-name="P60"><text:s text:c="4"/>- name: Replace document root on default Nginx configuration</text:p>
                  <text:p text:style-name="P60"><text:s text:c="6"/>replace:</text:p>
                  <text:p text:style-name="P60"><text:s text:c="8"/>path: /etc/nginx/sites-available/default</text:p>
                  <text:p text:style-name="P60"><text:s text:c="8"/>regexp: '(\s+)root /var/www/html;(\s+.*)?$'</text:p>
                  <text:p text:style-name="P60"><text:s text:c="8"/>replace: \g&lt;1&gt;root {{ doc_root }};\g&lt;2&gt;</text:p>
                  <text:p text:style-name="P60"><text:s text:c="6"/>notify: Restart Nginx</text:p>
                  <text:p text:style-name="P60"/>
                  <text:p text:style-name="P60"><text:s text:c="4"/>- name: Allow all access to tcp port 80</text:p>
                  <text:p text:style-name="P60"><text:s text:c="6"/>ufw:</text:p>
                  <text:p text:style-name="P60"><text:s text:c="8"/>rule: allow</text:p>
                  <text:p text:style-name="P60"><text:s text:c="8"/>port: '80'</text:p>
                  <text:p text:style-name="P60"><text:s text:c="8"/>proto: tcp</text:p>
                  <text:p text:style-name="P60"/>
                  <text:p text:style-name="P60"><text:s text:c="2"/>handlers:</text:p>
                  <text:p text:style-name="P60"><text:s text:c="4"/>- name: Restart Nginx</text:p>
                  <text:p text:style-name="P60"><text:s text:c="6"/>service:</text:p>
                  <text:p text:style-name="P60"><text:s text:c="8"/>name: nginx</text:p>
                  <text:p text:style-name="P60"><text:s text:c="8"/>state: restarted</text:p>
                  <text:p text:style-name="P60"/>
                  <text:p text:style-name="P60"/>
                  <text:p text:style-name="P60"/>
                </table:table-cell>
              </table:table-row>
            </table:table>
            <text:p text:style-name="P5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6:35.136285769</meta:creation-date>
    <dc:date>2022-01-14T22:13:42.212479771</dc:date>
    <meta:editing-duration>PT20H52M51S</meta:editing-duration>
    <meta:editing-cycles>40</meta:editing-cycles>
    <meta:generator>LibreOffice/6.4.7.2$Linux_X86_64 LibreOffice_project/40$Build-2</meta:generator>
    <meta:document-statistic meta:table-count="5" meta:image-count="0" meta:object-count="0" meta:page-count="5" meta:paragraph-count="142" meta:word-count="756" meta:character-count="4774" meta:non-whitespace-character-count="3955"/>
  </office:meta>
</office:document-meta>
</file>